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DejaVu Sans Mono" svg:font-family="'DejaVu Sans Mono'" style:font-family-generic="modern"/>
    <style:font-face style:name="Liberation Mono" svg:font-family="'Liberation Mono', 'Courier New'" style:font-family-generic="modern"/>
    <style:font-face style:name="Times " svg:font-family="Times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language="pt" fo:country="BR" style:language-complex="ar" style:country-complex="SA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6" style:family="paragraph" style:parent-style-name="Standard">
      <style:paragraph-properties fo:margin-left="0cm" fo:margin-right="0.635cm" fo:text-indent="0cm" style:auto-text-indent="false"/>
    </style:style>
    <style:style style:name="P7" style:family="paragraph" style:parent-style-name="Heading">
      <style:text-properties fo:language="pt" fo:country="BR" style:language-complex="ar" style:country-complex="SA"/>
    </style:style>
    <style:style style:name="P8" style:family="paragraph" style:parent-style-name="Standard">
      <style:paragraph-properties fo:line-height="100%" fo:text-align="justify" style:justify-single-word="false"/>
      <style:text-properties fo:language="pt" fo:country="BR" style:language-complex="ar" style:country-complex="SA"/>
    </style:style>
    <style:style style:name="P9" style:family="paragraph" style:parent-style-name="Standard" style:list-style-name="WW8Num3">
      <style:paragraph-properties fo:line-height="100%" fo:text-align="justify" style:justify-single-word="false"/>
      <style:text-properties fo:language="pt" fo:country="BR" style:language-asian="zh" style:country-asian="CN" style:language-complex="ar" style:country-complex="SA"/>
    </style:style>
    <style:style style:name="P10" style:family="paragraph" style:parent-style-name="Standard">
      <style:paragraph-properties fo:line-height="100%" fo:text-align="justify" style:justify-single-word="false"/>
      <style:text-properties fo:color="#000000" fo:language="pt" fo:country="BR" officeooo:rsid="000ce233" officeooo:paragraph-rsid="000ce233" style:language-asian="zh" style:country-asian="CN" style:language-complex="ar" style:country-complex="SA"/>
    </style:style>
    <style:style style:name="P11" style:family="paragraph" style:parent-style-name="Standard">
      <style:paragraph-properties fo:line-height="100%" fo:text-align="justify" style:justify-single-word="false"/>
      <style:text-properties fo:color="#0000ff" style:font-name="Times" style:font-name-complex="Times" style:font-style-complex="italic" text:display="none"/>
    </style:style>
    <style:style style:name="P12" style:family="paragraph" style:parent-style-name="Standard">
      <style:paragraph-properties fo:line-height="100%" fo:text-align="justify" style:justify-single-word="false"/>
      <style:text-properties officeooo:rsid="00066f2a" officeooo:paragraph-rsid="00066f2a"/>
    </style:style>
    <style:style style:name="P13" style:family="paragraph" style:parent-style-name="Standard">
      <style:paragraph-properties fo:line-height="100%" fo:text-align="justify" style:justify-single-word="false"/>
    </style:style>
    <style:style style:name="P14" style:family="paragraph" style:parent-style-name="Text_20_body">
      <style:paragraph-properties fo:line-height="100%" fo:text-align="justify" style:justify-single-word="false"/>
      <style:text-properties fo:color="#000000" fo:language="pt" fo:country="BR" officeooo:rsid="000fa57b" officeooo:paragraph-rsid="000fa57b" style:language-asian="zh" style:country-asian="CN" style:language-complex="ar" style:country-complex="SA"/>
    </style:style>
    <style:style style:name="P15" style:family="paragraph" style:parent-style-name="Text_20_body">
      <style:paragraph-properties fo:line-height="100%" fo:text-align="justify" style:justify-single-word="false"/>
      <style:text-properties fo:color="#000000" officeooo:rsid="0010d809" officeooo:paragraph-rsid="001209e7"/>
    </style:style>
    <style:style style:name="P16" style:family="paragraph" style:parent-style-name="Text_20_body">
      <style:paragraph-properties fo:line-height="100%" fo:text-align="justify" style:justify-single-word="false"/>
    </style:style>
    <style:style style:name="P17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fo:color="#000000" fo:language="pt" fo:country="BR" officeooo:rsid="0010d809" officeooo:paragraph-rsid="00131488" style:language-asian="zh" style:country-asian="CN" style:language-complex="ar" style:country-complex="SA"/>
    </style:style>
    <style:style style:name="P18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officeooo:rsid="0009faff" officeooo:paragraph-rsid="0009faff"/>
    </style:style>
    <style:style style:name="P19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fo:language="pt" fo:country="BR" officeooo:rsid="0009faff" officeooo:paragraph-rsid="0009faff" style:language-asian="zh" style:country-asian="CN" style:language-complex="ar" style:country-complex="SA"/>
    </style:style>
    <style:style style:name="P20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fo:color="#000000" fo:language="pt" fo:country="BR" officeooo:rsid="000ce233" officeooo:paragraph-rsid="000dbe5c" style:language-asian="zh" style:country-asian="CN" style:language-complex="ar" style:country-complex="SA"/>
    </style:style>
    <style:style style:name="P21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fo:color="#000000" fo:language="pt" fo:country="BR" style:language-complex="ar" style:country-complex="SA"/>
    </style:style>
    <style:style style:name="P22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fo:color="#000000" style:font-name="Times " fo:language="pt" fo:country="BR" fo:font-weight="normal" officeooo:rsid="000dbe5c" officeooo:paragraph-rsid="000dbe5c" style:language-asian="zh" style:country-asian="CN" style:font-weight-asian="normal" style:language-complex="ar" style:country-complex="SA" style:font-weight-complex="normal"/>
    </style:style>
    <style:style style:name="P23" style:family="paragraph" style:parent-style-name="Heading" style:master-page-name="Standard">
      <style:paragraph-properties style:page-number="auto"/>
    </style:style>
    <style:style style:name="P24" style:family="paragraph" style:parent-style-name="Heading_20_1">
      <style:paragraph-properties fo:line-height="100%" fo:text-align="justify" style:justify-single-word="false"/>
      <style:text-properties fo:language="pt" fo:country="BR" style:language-complex="ar" style:country-complex="SA"/>
    </style:style>
    <style:style style:name="P25" style:family="paragraph" style:parent-style-name="Heading_20_1">
      <style:paragraph-properties fo:line-height="100%" fo:text-align="justify" style:justify-single-word="false"/>
      <style:text-properties fo:language="pt" fo:country="BR" officeooo:rsid="0004ab2f" officeooo:paragraph-rsid="0004ab2f" style:language-asian="zh" style:country-asian="CN" style:language-complex="ar" style:country-complex="SA"/>
    </style:style>
    <style:style style:name="P26" style:family="paragraph" style:parent-style-name="Heading_20_1">
      <style:paragraph-properties fo:line-height="100%" fo:text-align="justify" style:justify-single-word="false"/>
      <style:text-properties fo:language="pt" fo:country="BR" officeooo:rsid="000fa57b" officeooo:paragraph-rsid="000fa57b" style:language-asian="zh" style:country-asian="CN" style:language-complex="ar" style:country-complex="SA"/>
    </style:style>
    <style:style style:name="P27" style:family="paragraph" style:parent-style-name="Heading_20_1">
      <style:paragraph-properties fo:line-height="100%" fo:text-align="justify" style:justify-single-word="false"/>
      <style:text-properties fo:language="pt" fo:country="BR" officeooo:rsid="0010d809" officeooo:paragraph-rsid="0010d809" style:language-asian="zh" style:country-asian="CN" style:language-complex="ar" style:country-complex="SA"/>
    </style:style>
    <style:style style:name="P28" style:family="paragraph" style:parent-style-name="Heading_20_1">
      <style:paragraph-properties fo:line-height="100%" fo:text-align="justify" style:justify-single-word="false"/>
      <style:text-properties fo:language="pt" fo:country="BR" style:language-asian="zh" style:country-asian="CN" style:language-complex="ar" style:country-complex="SA"/>
    </style:style>
    <style:style style:name="P29" style:family="paragraph" style:parent-style-name="Heading_20_1">
      <style:paragraph-properties fo:line-height="100%" fo:text-align="justify" style:justify-single-word="false"/>
      <style:text-properties officeooo:paragraph-rsid="000b03ab"/>
    </style:style>
    <style:style style:name="P30" style:family="paragraph" style:parent-style-name="Heading_20_1">
      <style:paragraph-properties fo:line-height="100%" fo:text-align="justify" style:justify-single-word="false"/>
      <style:text-properties officeooo:paragraph-rsid="00131488"/>
    </style:style>
    <style:style style:name="P31" style:family="paragraph" style:parent-style-name="Heading_20_2">
      <style:paragraph-properties fo:line-height="100%" fo:text-align="justify" style:justify-single-word="false"/>
      <style:text-properties fo:language="pt" fo:country="BR" officeooo:rsid="000b03ab" officeooo:paragraph-rsid="000b03ab" style:language-asian="zh" style:country-asian="CN" style:language-complex="ar" style:country-complex="SA"/>
    </style:style>
    <style:style style:name="P32" style:family="paragraph" style:parent-style-name="Heading_20_2">
      <style:paragraph-properties fo:line-height="100%" fo:text-align="justify" style:justify-single-word="false"/>
    </style:style>
    <style:style style:name="P33" style:family="paragraph" style:parent-style-name="Heading_20_2">
      <style:paragraph-properties fo:margin-left="0cm" fo:margin-right="0cm" fo:line-height="100%" fo:text-align="justify" style:justify-single-word="false" fo:text-indent="0cm" style:auto-text-indent="false"/>
      <style:text-properties fo:language="pt" fo:country="BR" officeooo:paragraph-rsid="000ce233" style:language-asian="zh" style:country-asian="CN" style:language-complex="ar" style:country-complex="SA"/>
    </style:style>
    <style:style style:name="P34" style:family="paragraph" style:parent-style-name="InfoBlue">
      <style:paragraph-properties fo:line-height="100%" fo:text-align="justify" style:justify-single-word="false"/>
      <style:text-properties fo:color="#000000" fo:language="pt" fo:country="BR" officeooo:rsid="0009faff" officeooo:paragraph-rsid="0009faff" style:language-asian="zh" style:country-asian="CN" style:language-complex="ar" style:country-complex="SA"/>
    </style:style>
    <style:style style:name="P35" style:family="paragraph" style:parent-style-name="InfoBlue">
      <style:paragraph-properties fo:line-height="100%" fo:text-align="justify" style:justify-single-word="false"/>
      <style:text-properties fo:color="#000000" fo:language="pt" fo:country="BR" officeooo:rsid="000fa57b" officeooo:paragraph-rsid="000fa57b" style:language-asian="zh" style:country-asian="CN" style:language-complex="ar" style:country-complex="SA"/>
    </style:style>
    <style:style style:name="P36" style:family="paragraph" style:parent-style-name="InfoBlue">
      <style:paragraph-properties fo:line-height="100%" fo:text-align="justify" style:justify-single-word="false"/>
      <style:text-properties fo:color="#000000" fo:language="pt" fo:country="BR" officeooo:rsid="0010d809" officeooo:paragraph-rsid="0010d809" style:language-asian="zh" style:country-asian="CN" style:language-complex="ar" style:country-complex="SA"/>
    </style:style>
    <style:style style:name="P37" style:family="paragraph" style:parent-style-name="InfoBlue">
      <style:paragraph-properties fo:line-height="100%" fo:text-align="justify" style:justify-single-word="false"/>
    </style:style>
    <style:style style:name="P38" style:family="paragraph" style:parent-style-name="InfoBlue">
      <style:paragraph-properties fo:margin-left="0cm" fo:margin-right="0cm" fo:line-height="100%" fo:text-align="justify" style:justify-single-word="false" fo:text-indent="0cm" style:auto-text-indent="false"/>
      <style:text-properties fo:color="#000000" fo:language="pt" fo:country="BR" officeooo:rsid="000ce233" officeooo:paragraph-rsid="000ce233" style:language-asian="zh" style:country-asian="CN" style:language-complex="ar" style:country-complex="SA"/>
    </style:style>
    <style:style style:name="T1" style:family="text">
      <style:text-properties style:font-name="Symbol" style:font-name-asian="Symbol" style:font-name-complex="Symbol"/>
    </style:style>
    <style:style style:name="T2" style:family="text">
      <style:text-properties style:font-name="Times new roman" style:font-name-asian="Symbol" style:font-name-complex="Times new roman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fo:color="#0000ff" style:font-name="Times" style:font-name-complex="Times" style:font-style-complex="italic" text:display="none"/>
    </style:style>
    <style:style style:name="T5" style:family="text">
      <style:text-properties fo:color="#0000ff" style:font-name="Times" fo:font-weight="bold" style:font-weight-asian="bold" style:font-name-complex="Times" style:font-style-complex="italic" style:font-weight-complex="bold" text:display="none"/>
    </style:style>
    <style:style style:name="T6" style:family="text">
      <style:text-properties text:display="none"/>
    </style:style>
    <style:style style:name="T7" style:family="text">
      <style:text-properties style:text-position="super 58%" text:display="non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31488" style:font-weight-asian="bold" style:font-weight-complex="bold"/>
    </style:style>
    <style:style style:name="T10" style:family="text">
      <style:text-properties fo:font-weight="bold" officeooo:rsid="001314f6" style:font-weight-asian="bold" style:font-weight-complex="bold"/>
    </style:style>
    <style:style style:name="T11" style:family="text">
      <style:text-properties fo:language="pt" fo:country="BR" style:language-complex="ar" style:country-complex="SA"/>
    </style:style>
    <style:style style:name="T12" style:family="text">
      <style:text-properties fo:language="pt" fo:country="BR" style:language-asian="zh" style:country-asian="CN" style:language-complex="ar" style:country-complex="SA"/>
    </style:style>
    <style:style style:name="T13" style:family="text">
      <style:text-properties fo:language="pt" fo:country="BR" officeooo:rsid="0004ab2f" style:language-asian="zh" style:country-asian="CN" style:language-complex="ar" style:country-complex="SA"/>
    </style:style>
    <style:style style:name="T14" style:family="text">
      <style:text-properties fo:language="pt" fo:country="BR" officeooo:rsid="0008a628" style:language-asian="zh" style:country-asian="CN" style:language-complex="ar" style:country-complex="SA"/>
    </style:style>
    <style:style style:name="T15" style:family="text">
      <style:text-properties fo:language="pt" fo:country="BR" officeooo:rsid="000b03ab" style:language-asian="zh" style:country-asian="CN" style:language-complex="ar" style:country-complex="SA"/>
    </style:style>
    <style:style style:name="T16" style:family="text">
      <style:text-properties fo:language="pt" fo:country="BR" officeooo:rsid="00131488" style:language-asian="zh" style:country-asian="CN" style:language-complex="ar" style:country-complex="SA"/>
    </style:style>
    <style:style style:name="T17" style:family="text">
      <style:text-properties fo:color="#000000"/>
    </style:style>
    <style:style style:name="T18" style:family="text">
      <style:text-properties fo:color="#000000" fo:language="pt" fo:country="BR" style:language-complex="ar" style:country-complex="SA"/>
    </style:style>
    <style:style style:name="T19" style:family="text">
      <style:text-properties fo:color="#000000" fo:language="pt" fo:country="BR" style:language-asian="zh" style:country-asian="CN" style:language-complex="ar" style:country-complex="SA"/>
    </style:style>
    <style:style style:name="T20" style:family="text">
      <style:text-properties officeooo:rsid="0007ab9e"/>
    </style:style>
    <style:style style:name="T21" style:family="text">
      <style:text-properties officeooo:rsid="000ce233"/>
    </style:style>
    <style:style style:name="T22" style:family="text">
      <style:text-properties style:font-name="arial" fo:font-weight="bold" style:font-weight-asian="bold" style:font-weight-complex="bold"/>
    </style:style>
    <style:style style:name="T23" style:family="text">
      <style:text-properties style:font-name="arial" fo:font-weight="bold" officeooo:rsid="000dbe5c" style:font-weight-asian="bold" style:font-weight-complex="bold"/>
    </style:style>
    <style:style style:name="T24" style:family="text">
      <style:text-properties officeooo:rsid="001209e7"/>
    </style:style>
    <style:style style:name="T25" style:family="text">
      <style:text-properties fo:font-weight="normal" officeooo:rsid="00131488" style:font-weight-asian="normal" style:font-weight-complex="normal"/>
    </style:style>
    <style:style style:name="T26" style:family="text">
      <style:text-properties fo:font-weight="normal" officeooo:rsid="001314f6" style:font-weight-asian="normal" style:font-weight-complex="normal"/>
    </style:style>
    <style:style style:name="T27" style:family="text">
      <style:text-properties officeooo:rsid="001314f6"/>
    </style:style>
    <style:style style:name="T28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Projeto de Engenharia de Software</text:p>
      <text:p text:style-name="P7">Caderno de Arquitetura</text:p>
      <text:p text:style-name="P13"/>
      <text:p text:style-name="P13"><text:span text:style-name="T4">There is guidance within this template that appears in a style named InfoBlue. This style has a hidden font attribute that allows you to toggle whether it is visible or hidden in this template. Use the </text:span><text:span text:style-name="T6">Microsoft</text:span><text:span text:style-name="T7">® </text:span><text:span text:style-name="T6">Word</text:span><text:span text:style-name="T7">®</text:span><text:span text:style-name="T4"> menu </text:span><text:span text:style-name="T5">Tools &gt; Options &gt; View &gt; Hidden Text </text:span><text:span text:style-name="T4">check box to toggle this setting. There is also an option for printing: </text:span><text:span text:style-name="T5">Tools &gt; Options &gt; Print</text:span><text:span text:style-name="T4">.</text:span></text:p>
      <text:p text:style-name="P11"/>
      <text:h text:style-name="P24" text:outline-level="1">Proposta</text:h>
      <text:p text:style-name="P8"><text:tab/>Neste documento tem-se como proposta a descrição de como deve ser desenvolvida e planejada a arquitetura do projeto de arquitetura de software.</text:p>
      <text:h text:style-name="P24" text:outline-level="1">Objetivos arquitetônicos e filosofia</text:h>
      <text:p text:style-name="P37"><text:span text:style-name="T11"><text:tab/> </text:span><text:span text:style-name="T18">Tendo como principal questão a ser resolvida na arquitetura do sistema, tem-se que como prioridade o sistema deve funcionar de forma iterativa com o cliente, dessa forma caso o cliente solicite visualizar a área de login <text:s/>deve ser acessada a área de login, caso o usuários queira visualizar o que está sendo proposto para o seu imóvel ele deve realizar esta função de maneira adequada. Sendo assim, nota-se que um dos principais aspectos dessa arquitetura é que ela interaja e responda o cliente da maneira desejada, sendo este um teste de funcionalidade. </text:span></text:p>
      <text:p text:style-name="P21"><text:tab/>O sistema é composto por diversas páginas, para que se tenha uma melhor descrição de como deve ser feita a sua manutenção é necessário que o sistema tenha suas seções distintas no momento da codificação, dessa forma a manutenção pode ser feita de maneira mais rápida e efetiva. Como o sistema desenvolvido deve ser para web, é necessário que se tenha conexão com a internet para conseguir interagir com ele. Além disso é necessário apenas que se tenha uma boa divisão no momento da codificação para tornar o código legível para futuras alteações. <text:s/></text:p>
      <text:h text:style-name="P24" text:outline-level="1">Suposições e Dependências </text:h>
      <text:p text:style-name="P37"><text:span text:style-name="T11"><text:tab/></text:span><text:span text:style-name="T18">Como o sistema deve funcionar de maneira iterativa com o cliente, como principais dependências para que o sistema funcione de maneira correta, é necessário que o compartilhamento de dados seja feito de maneira exata e precisa, visto que é um sistema que depende diretamente de informações que os usuários registram. Sendo assim é necessário que o banco de dados do sistema esteja conectado ao sistema em desenvolvimento e que ele permita realizar as ações de criar, ler, atualizar e deletar informações que são inseridas no sistema. Com isso, pode ser notado que a arquitetura do sistema é iterativa no modelo cliente servidor e possui um compartilhamento de dados entre cliente servidor. Dessa maneira é possível que o site receba diversos usuários ao mesmo tempo e consiga registrar todas as informações necessárias no sistema.</text:span></text:p>
      <text:h text:style-name="P25" text:outline-level="1">Requisitos arquiteturalmente significativos</text:h>
      <text:p text:style-name="P12"><text:span text:style-name="T13">P</text:span><text:span text:style-name="T12">ara os requisitos que serão necessários será seguido inicialmente a documentação do open up, seguindo a lógica de implementação para o desenvolvimento do sistema. </text:span><text:span text:style-name="T14">Além disso deve ser pensado em como deve ser o funcionamento e o acesso no site, sendo pensado que o muitas pessoas devem acessar o site, além de ser necessário o banco de dados compartilhado para todos os clientes do sistema.</text:span></text:p>
      <text:p text:style-name="P37"/>
      <text:h text:style-name="P28" text:outline-level="1">D<text:span text:style-name="T20">ecisões,restrições e justificativas</text:span></text:h>
      <text:p text:style-name="P34"><text:tab/>Diante das decisões que foram necessárias para o desenvolvimento do sistema, o que foi pensado e desenvolvido foi a construção de um sistema que permita a interação com o usuário no site, de forma que ao clicar em um botão o sistema responda com a ação esperada. Sendo assim, o protótipo contém essa iteração, de forma que para cada cenário possui um fluxo de navegação esperado. </text:p>
      <text:p text:style-name="P18"><text:span text:style-name="T19"><text:tab/>Uma das restrições que foram necessárias foi no momento de implementar o protótipo colocar apenas uma única imagem para ilustrar um imóvel no sistema. Como esse protótipo não está conectado diretamente com o banco de dados, essa foi uma restrição aplicada, sendo assim, o sistema implementa o design e o fluxo de navegação para cada usuário. Também, devido a não conexão com o banco de dados, foi ilustrado apenas páginas com casos de sucesso, exemplo, ao apertar o botão de login, ele retorna que o login foi realizado, independente de ter sido escrito algo ou não.</text:span></text:p>
      <text:p text:style-name="P19"><text:soft-page-break/><text:span text:style-name="T17"><text:tab/></text:span>Além disso, todo o sistema foi mantido e implementado desde o design ao fluxo de navegação em cada sessão, cada aba que for acessada o sistema está funcional.</text:p>
      <text:p text:style-name="P18"/>
      <text:h text:style-name="P29" text:outline-level="1"><text:span text:style-name="T15">Mecanismos da arquitetura</text:span></text:h>
      <text:h text:style-name="P31" text:outline-level="2"><text:tab/>Mecanismo da arquitetura 1</text:h>
      <text:p text:style-name="P10">Em primeiro instante foi pensada na iteratividade com o cliente, logo, de acordo com o que ele seleciona a página deve ser levada ao resultado esperado. Logo, todas as abas de menu indicam o endereço correto a ser seguido.</text:p>
      <text:h text:style-name="P33" text:outline-level="2"><text:span text:style-name="T21"><text:s text:c="4"/><text:tab/> Mecanismo da arquitetura 2</text:span></text:h>
      <text:p text:style-name="P38">Nos formulários que foram criados logo no final foram adicionados os botões de confirmação da opção, exemplo se o cliente está na aba de login, o nome do botão é relacionado ao login, e assim por diante.</text:p>
      <text:p text:style-name="P20"><text:tab/> <text:span text:style-name="T22"><text:s/>Mecanismo da arquitetura </text:span><text:span text:style-name="T23">3</text:span></text:p>
      <text:p text:style-name="P22">Como os sistema não está conectado a uma base de dados, por decisão de projeto foram inseridos apenas os casos de sucesso no sistema.</text:p>
      <text:p text:style-name="P16"/>
      <text:h text:style-name="P26" text:outline-level="1">Abstrações chave</text:h>
      <text:p text:style-name="P35"><text:tab/>O sistema trata-se de um sistema de aluguel de imóvel em que o usuário pode cadastrar algum imóvel ou pode realizar o aluguel de um imóvel, logo para implementação foi priorizado a iteratividade do cliente com o sistema, de forma que ao acessar a comunicação seja mais intuitiva, sem precisar de muito esforço para o cliente compreender o sistema.</text:p>
      <text:p text:style-name="P14"/>
      <text:h text:style-name="P27" text:outline-level="1">Camadas ou estrutura arquitetônica </text:h>
      <text:p text:style-name="P36"><text:tab/>Como padrão de arquitetura adotado para o sistema foi implementado o padrão <text:span text:style-name="T24">em camadas</text:span>, visto que como ele é pensado para ser um sistema web, vários clientes devem acessar o site ao mesmo tempo e todos esperam que seus dados estejam atualizados e consistentes, visto que os clientes são independentes uns dos outros. O banco de dados implementado funciona como o repositório de dados que deve se manter atualizado <text:span text:style-name="T24">de acordo com as solicitações que são feitas no sistema</text:span>. Apesar do banco de dados não estar conectado ao protótipo foi desenvolvido um modelo de banco de dados e foi nele implementado alguns casos de teste para verificar a consistência do banco de dados. </text:p>
      <text:p text:style-name="P17"><text:tab/><text:span text:style-name="T24">Esse modelo foi utilizado pois ele facilita o entendimento do sistema para o cliente e deixa o software com uma organização mais simples. Além disso, de acordo com a solicitação que o cliente faz a camada que responde é a camada que está logo abaixo, sendo essa uma sequência utilizada constantemente devido a iteratividade que o sistema tem com o cliente. Sendo a sequência de camadas implementada a seguinte: Solicitação → Apresentação → Negócio. A persistência de dados e o banco de dados que seriam as sequências da que foi implementada foram desenvolvidas porém não foram conectadas ao sistema, logo no modelo ideal e sequencial que a arquitetura teria seria: <text:s/>Solicitação → Apresentação → Negócio → Persistência → Banco de dados.</text:span></text:p>
      <text:p text:style-name="P15"/>
      <text:h text:style-name="P30" text:outline-level="1"><text:span text:style-name="T16">Visões arquiteturais </text:span></text:h>
      <text:h text:style-name="P32" text:outline-level="2"/>
      <text:list xml:id="list2678499441" text:style-name="WW8Num3">
        <text:list-item>
          <text:p text:style-name="P9"><text:span text:style-name="T9">Lógica</text:span><text:span text:style-name="T8">: </text:span><text:span text:style-name="T25">Como base lógica foi seguido que conforme o cliente solicite algo o sistema deve respondê-lo com a página adequada. Sendo assim, conforme o cliente navegar ele possui um fluxo de navegação, logo se ele entra como usuário sem logar ele só tem acesso a alguns imóveis e não ao todo do sistema. No momento da </text:span><text:soft-page-break/><text:span text:style-name="T25">implementação para que cada navegação possuísse o seu próprio fluxo foram desenvolvidas páginas separadas, dessa forma o site seria dinâmico. Logo foi necessária a implementação de arquivos em html e css para cada abordagem de forma que fosse seguida a regra de negócio do sistema. </text:span></text:p>
        </text:list-item>
        <text:list-item>
          <text:p text:style-name="P9"><text:span text:style-name="T10">Operacional </text:span><text:span text:style-name="T8">:</text:span> <text:span text:style-name="T27">Para a abordagem operacional foi pensado justamente no momento de solicitação que o cliente terá com o sistema, dessa forma conforme ele solicita alguma função o sistema pode executar visto que sua implementação responde ao fluxo de navegação do cliente.</text:span></text:p>
        </text:list-item>
        <text:list-item>
          <text:p text:style-name="P9"><text:span text:style-name="T10">Caso de uso</text:span><text:span text:style-name="T8">: </text:span><text:span text:style-name="T26">Para esse modelo foi implementado separadamente na documentação o uso de sistemas de caso de uso e foram feitos diagramas também para que fosse simplificado o entendimento do sistema.</text:span></text:p>
        </text:list-item>
      </text:list>
      <text:p text:style-name="P13"><text:bookmark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DejaVu Sans Mono" svg:font-family="'DejaVu Sans Mono'" style:font-family-generic="modern"/>
    <style:font-face style:name="Liberation Mono" svg:font-family="'Liberation Mono', 'Courier New'" style:font-family-generic="modern"/>
    <style:font-face style:name="Times " svg:font-family="Times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left="0cm" fo:margin-right="0cm" fo:text-indent="0.635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, Arial" style:font-family-generic="swiss" style:font-pitch="variable" fo:font-size="8pt" style:font-size-asian="8pt" style:font-name-complex="Helvetica" style:font-family-complex="Helvetica, Arial" style:font-family-generic-complex="swiss" style:font-pitch-complex="variable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cm" fo:margin-bottom="0.212cm" loext:contextual-spacing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family="Times, 'Times New Roman'" style:font-family-generic="roman" style:font-pitch="variable" style:font-name-complex="Times" style:font-family-complex="Times, 'Times New Roman'" style:font-family-generic-complex="roman" style:font-pitch-complex="variable" style:font-style-complex="italic"/>
    </style:style>
    <style:style style:name="infoblue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Tabela_20_NORM_20_2_20_ParaRede" style:display-name="Tabela NORM 2 ParaRede" style:family="paragraph" style:parent-style-name="Standard">
      <style:paragraph-properties fo:margin-left="0.199cm" fo:margin-right="0.199cm" fo:margin-top="0.106cm" fo:margin-bottom="0.106cm" loext:contextual-spacing="false" fo:line-height="0.529cm" fo:keep-together="always" fo:orphans="2" fo:widows="2" fo:text-indent="0cm" style:auto-text-indent="false">
        <style:tab-stops>
          <style:tab-stop style:position="2.223cm"/>
        </style:tab-stops>
      </style:paragraph-properties>
      <style:text-properties fo:color="#000000" style:font-name="Verdana" fo:font-family="Verdana" style:font-family-generic="swiss" style:font-pitch="variable" fo:font-size="8pt" fo:language="pt" fo:country="PT" style:font-size-asian="8pt" style:font-name-complex="Verdana" style:font-family-complex="Verdana" style:font-family-generic-complex="swiss" style:font-pitch-complex="variable" style:font-size-complex="8pt" style:font-weight-complex="bold"/>
    </style:style>
    <style:style style:name="bullet1pararede" style:family="paragraph" style:parent-style-name="Standard">
      <style:paragraph-properties fo:margin-top="0.176cm" fo:margin-bottom="0.176cm" loext:contextual-spacing="false" fo:line-height="100%" fo:orphans="2" fo:widows="2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DejaVu Sans Mono" style:font-family-asian="'DejaVu Sans Mono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InfoBlue_20_Char" style:display-name="InfoBlue Char" style:family="text" style:parent-style-name="Default_20_Paragraph_20_Font">
      <style:text-properties fo:color="#0000ff" style:font-name="Times" fo:font-family="Times, 'Times New Roman'" style:font-family-generic="roman" style:font-pitch="variable" fo:language="en" fo:country="US" style:font-name-complex="Times" style:font-family-complex="Times, 'Times New Roman'" style:font-family-generic-complex="roman" style:font-pitch-complex="variable" style:language-complex="ar" style:country-complex="SA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6.912cm" fo:margin-left="-0.215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5.6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" style:family="table">
      <style:table-properties style:width="16.732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weight="bold" style:font-weight-asian="bold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3" style:family="paragraph" style:parent-style-name="Standard">
      <style:text-properties fo:language="pt" fo:country="BR" style:language-complex="ar" style:country-complex="SA"/>
    </style:style>
    <style:style style:name="MP4" style:family="paragraph" style:parent-style-name="Standard">
      <style:paragraph-properties fo:margin-left="0cm" fo:margin-right="0.635cm" fo:text-indent="0cm" style:auto-text-indent="false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style:font-name="Symbol" style:font-name-asian="Symbol" style:font-name-complex="Symbol"/>
    </style:style>
    <style:style style:name="MT2" style:family="text">
      <style:text-properties style:font-name="Times new roman" style:font-name-asian="Symbol" style:font-name-complex="Times new roman"/>
    </style:style>
    <style:style style:name="MT3" style:family="text">
      <style:text-properties style:font-name="Times new roman" style:font-name-complex="Times new roman"/>
    </style:style>
    <style:style style:name="MT4" style:family="text"/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date-style style:name="N107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Projeto de Engenharia de Software</text:p>
            </table:table-cell>
            <table:table-cell table:style-name="Tabela2.B1" office:value-type="string">
              <text:p text:style-name="MP2"><text:s/></text:p>
            </table:table-cell>
          </table:table-row>
          <table:table-row table:style-name="Tabela2.1">
            <table:table-cell table:style-name="Tabela2.A1" office:value-type="string">
              <text:p text:style-name="MP3">Caderno de Arquitetura</text:p>
            </table:table-cell>
            <table:table-cell table:style-name="Tabela2.B1" office:value-type="string">
              <text:p text:style-name="Standard"><text:s text:c="2"/>Date: <text:s/>&lt;19/04/2021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3"/>
          <table:table-row table:style-name="Tabela1.1">
            <table:table-cell table:style-name="Tabela1.A1" office:value-type="string">
              <text:p text:style-name="MP4">Confidential</text:p>
            </table:table-cell>
            <table:table-cell table:style-name="Tabela1.A1" office:value-type="string">
              <text:p text:style-name="MP5"><text:span text:style-name="MT1"></text:span><text:span text:style-name="MT2">Mariana de Sampaio</text:span><text:span text:style-name="MT3">,</text:span> <text:date style:data-style-name="N107" text:date-value="2021-04-28T17:09:09.257010198">2021</text:date></text:p>
            </table:table-cell>
            <table:table-cell table:style-name="Tabela1.A1" office:value-type="string">
              <text:p text:style-name="MP6">Page <text:span text:style-name="Page_20_Number"><text:page-number text:select-page="current">3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upporting Requirements</dc:title>
    <dc:subject>&lt;Project Name&gt;</dc:subject>
    <meta:creation-date>2021-04-19T21:21:48.649061891</meta:creation-date>
    <dc:date>2021-04-28T17:09:09.107250059</dc:date>
    <meta:print-date>2001-03-15T14:26:00</meta:print-date>
    <meta:editing-cycles>20</meta:editing-cycles>
    <meta:editing-duration>PT1H28M42S</meta:editing-duration>
    <meta:generator>LibreOffice/6.0.7.3$Linux_X86_64 LibreOffice_project/00m0$Build-3</meta:generator>
    <meta:document-statistic meta:table-count="2" meta:image-count="0" meta:object-count="0" meta:page-count="3" meta:paragraph-count="38" meta:word-count="1238" meta:character-count="7480" meta:non-whitespace-character-count="6256"/>
  </office:meta>
</office:document-meta>
</file>